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d2369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officeooo:rsid="001df880" officeooo:paragraph-rsid="001df880" style:font-size-asian="12.25pt" style:font-size-complex="14pt"/>
    </style:style>
    <style:style style:name="T1" style:family="text">
      <style:text-properties fo:language="ru" fo:country="RU" officeooo:rsid="0015ebea"/>
    </style:style>
    <style:style style:name="T2" style:family="text">
      <style:text-properties fo:language="ru" fo:country="RU" officeooo:rsid="001d2369"/>
    </style:style>
    <style:style style:name="T3" style:family="text">
      <style:text-properties fo:language="ru" fo:country="RU" officeooo:rsid="0021b349"/>
    </style:style>
    <style:style style:name="T4" style:family="text">
      <style:text-properties officeooo:rsid="0016afcb"/>
    </style:style>
    <style:style style:name="T5" style:family="text">
      <style:text-properties fo:language="en" fo:country="US" officeooo:rsid="00187ff2"/>
    </style:style>
    <style:style style:name="T6" style:family="text">
      <style:text-properties fo:language="en" fo:country="US" officeooo:rsid="001d2369"/>
    </style:style>
    <style:style style:name="T7" style:family="text">
      <style:text-properties fo:language="en" fo:country="US" officeooo:rsid="0021b349"/>
    </style:style>
    <style:style style:name="T8" style:family="text">
      <style:text-properties officeooo:rsid="001d2369"/>
    </style:style>
    <style:style style:name="T9" style:family="text">
      <style:text-properties officeooo:rsid="001ff2af"/>
    </style:style>
    <style:style style:name="T10" style:family="text">
      <style:text-properties officeooo:rsid="0020916e"/>
    </style:style>
    <style:style style:name="T11" style:family="text">
      <style:text-properties officeooo:rsid="0021b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ЗАМАССКИЙ ПОЛИТЕХНИЧЕСКИЙ ИНСТИТУТ (ФИЛИАЛ) НИЖЕГОРОДСКОГО ГОСУДАРСТВЕННОГО ТЕХНИЧЕСКОГО УНИВЕРСИТЕТА им. Р.Е. Алексеева</text:p>
      <text:p text:style-name="P1"/>
      <text:p text:style-name="P1"/>
      <text:p text:style-name="P3">Факультет ИЭП<text:tab/><text:tab/><text:tab/>К<text:span text:style-name="T9">П</text:span>-АПИ(<text:span text:style-name="T1">Ф</text:span>)НГТУ-21020<text:span text:style-name="T5">1</text:span>.65-(АВР09-1)-0<text:span text:style-name="T4">8</text:span>-1<text:span text:style-name="T8">4</text:span></text:p>
      <text:p text:style-name="P3">Кафедра КиТ РЭС</text:p>
      <text:p text:style-name="P3"/>
      <text:p text:style-name="P3"/>
      <text:p text:style-name="P3"/>
      <text:p text:style-name="P3"/>
      <text:p text:style-name="P3"/>
      <text:p text:style-name="P1">ПОЯСНИТЕЛЬНАЯ ЗАПИСКА</text:p>
      <text:p text:style-name="P2">к курсово<text:span text:style-name="T8">му</text:span> <text:span text:style-name="T8">проекту </text:span>по <text:span text:style-name="T8">дисциплине</text:span></text:p>
      <text:p text:style-name="P2"><text:span text:style-name="T8">«О</text:span><text:span text:style-name="T3">сновы проектирования РЭС</text:span><text:span text:style-name="T2">»</text:span></text:p>
      <text:p text:style-name="P1"/>
      <text:p text:style-name="P1">Тема: <text:span text:style-name="T11">Разработка конструкции блока вычислительного</text:span></text:p>
      <text:p text:style-name="P1"/>
      <text:p text:style-name="P1"/>
      <text:p text:style-name="P1"/>
      <text:p text:style-name="P4">Выполнил<text:span text:style-name="T10">а</text:span>:</text:p>
      <text:p text:style-name="P4">студент группы АВР09-1</text:p>
      <text:p text:style-name="P4">Муртазина Е.В.</text:p>
      <text:p text:style-name="P4">Проверил:</text:p>
      <text:p text:style-name="P5"><text:span text:style-name="T11">Шурыгин</text:span> <text:span text:style-name="T11">Б</text:span>.<text:span text:style-name="T11">Д</text:span>.</text:p>
      <text:p text:style-name="P4"/>
      <text:p text:style-name="P4"/>
      <text:p text:style-name="P4"/>
      <text:p text:style-name="P4"/>
      <text:p text:style-name="P4"/>
      <text:p text:style-name="P1">Арзамас 201<text:span text:style-name="T8">4</text:span>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68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4-12-15T21:31:22.578000000</dc:date>
    <meta:editing-duration>PT3M4S</meta:editing-duration>
    <meta:editing-cycles>13</meta:editing-cycles>
    <meta:generator>LibreOffice/4.1.3.2$Windows_x86 LibreOffice_project/70feb7d99726f064edab4605a8ab840c50ec57a</meta:generator>
    <meta:print-date>2013-12-28T15:31:22.979000000</meta:print-date>
    <meta:document-statistic meta:table-count="0" meta:image-count="0" meta:object-count="0" meta:page-count="1" meta:paragraph-count="13" meta:word-count="44" meta:character-count="404" meta:non-whitespace-character-count="371"/>
  </office:meta>
</office:document-meta>
</file>